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1">
      <style:paragraph-properties fo:line-height="150%"/>
    </style:style>
    <style:style style:name="P4" style:family="paragraph" style:parent-style-name="Standard">
      <style:paragraph-properties fo:line-height="150%"/>
      <style:text-properties fo:color="#800000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wersja 0.2 )</text:p>
      <text:p text:style-name="P1"/>
      <text:list text:style-name="L1">
        <text:list-header>
          <text:p text:style-name="P3">2. Analiza domeny i konkurencji</text:p>
          <text:p text:style-name="P3">* informacje o branży</text:p>
          <text:p text:style-name="P3">* krótka historia</text:p>
          <text:p text:style-name="P3">* przedstawienie technologii</text:p>
          <text:p text:style-name="P3">* porównanie na tle konkurencji</text:p>
        </text:list-header>
      </text:list>
      <text:p text:style-name="P1"/>
      <text:p text:style-name="P4"/>
      <text:p text:style-name="P4"><text:tab/>Komunikacja w dzisiejszych czasach to priorytet zarówno w biznesie jak i codziennym życiu. Rozmowy głosowe to najszybszy i najłatwiejszy sposób przekazywania informacji. Od czasu popularyzacji Internetu na świecie, każdy może za darmo zadzwonić, korzystając z aplikacji przesyłających rozmowy przez sieć. Po latach stworzono standardy protokołów. Jednym z nich jest SIP ( Session Initiation Protocol ).</text:p>
      <text:p text:style-name="P4"><text:tab/>Session Initiation Protocol to protokół zaproponowany przez IETF, opisany jako standard RFC-3261. Jest protokołem mającym dostarczyć zestaw funkcji obsługi połączeń i innych cech obecnych w publicznej sieci telefonicznej ( w tym: wybieranie numeru, dzwonek w telefonie, sygnały zajętości itp. ), przy czym ich implementacja i terminologia jest odmienna. SIP jest protokołem peer-po-peer. Oznacza to, że do połączenia nie jest potrzebny udział pośredniego serwera. Protokół SIP współgra z innymi protokołami. Jest tylko nośnikiem dla SDP ( Session Description Protocol ), który z kolei opisuje transportowane multimedia w sieci ( np. kodek audio/ wideo, port, itp. ). SIP jest protokołem tekstowym, podobnym do http. Cechą wspólną są np. podobne kody błędów w tym słynny błąd 404. Przewagą SIP nad innymi protokołami jest fakt, że można go zastosować zarówno do transportu audio jak i wideo.</text:p>
      <text:p text:style-name="P1"><text:tab/>Sieć SIP składa się z wielu elementów. Podstawowym elementem są terminale końcowe ( nodes )<text:span text:style-name="T2">, które mogą być zarówno aplikacjami komputerowymi ( softphones ) jak i korzystać z tradycyjnej sieci telefonicznej ( hardphones ), poprzez bramki dostawców takich usług. Obecnie wielu producentów na całym świecie oferuje możliwość odpłatnego założenia konta na serwerze ( proxy ), który udostępnia użytkownikowi możliwość dzwonienia z komputera na telefony stacjonarne i na odwrót. Terminalem może być urządzenie z wyglądu przypominające zwykły telefon stacjonarny, podłączane do gniazdek sieciowych i używające protokołu SIP do nawiązywania połączeń.</text:span></text:p>
      <text:p text:style-name="P1"><text:span text:style-name="T2"><text:tab/>Kolejnym elementem sieci SIP jest rejestrator SIP ( registrar ), który jest specjalną bazą danych, która komunikuje się z węzłami SIP w celu zbierania i archiwizacji informacji na temat użytkowników SIP. Dane te wykorzystuje się w momencie nawiązywania połączenia do </text:span><text:soft-page-break/><text:span text:style-name="T2">odnajdywania w sieci węzłów docelowych. Po zarejestrowaniu, każdy węzeł w momencie nawiązywania połączenia przekazuje rejestratorowi informacje o adresie IP i porcie węzła na którym ma zostać nawiązane połączenie. Rejestrator pełni tutaj rolę routera na poziomie protokołu SIP, umożliwiając węzłowi inicjującemu połączenie odnalezienie węzła docelowego.</text:span></text:p>
      <text:p text:style-name="P1"><text:span text:style-name="T2"><text:tab/>Połączenia SIP, które są podłączane do różnych rejestratorów SIP, muszą być przekazywane przez specjalne serwery pośredniczące ( SIP proxy ). Serwer proxy ma za zadanie przekazanie do odpowiedniej domeny żądania połączenia. Proxy analizuje polecenie INVITE protokołu SIP ( wysyłane podczas żądania nawiązania połączenia ) i na podstawie zawartego w nim adresu kieruje je do innego węzła w sieci. Ten sposób wykonywania połączeń pozwala ominąć problemy związane z translacją adresów ( NAT ) w sieciach z nieroutowalnymi ( lokalnymi ) adresami IP. Innym zastosowaniem serwerów SIP proxy może być kontrola planów taryfowych, rejestracja rozmów i prowadzenie rejestrów billingowych.</text:span></text:p>
      <text:p text:style-name="P1"/>
      <text:p text:style-name="P1"><text:bookmark text:name="cite_ref-svoip_0-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0T14:45:53</meta:creation-date>
    <dc:date>2008-08-11T15:13:24</dc:date>
    <meta:editing-cycles>25</meta:editing-cycles>
    <meta:editing-duration>PT5H46M29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2" meta:paragraph-count="11" meta:word-count="452" meta:character-count="3380"/>
  </office:meta>
</office:document-meta>
</file>